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90.667454223272" calcext:value-type="float">
            <text:p>590.667454223272</text:p>
          </table:table-cell>
        </table:table-row>
        <table:table-row table:style-name="ro1">
          <table:table-cell office:value-type="float" office:value="591.016548463357" calcext:value-type="float">
            <text:p>591.016548463357</text:p>
          </table:table-cell>
        </table:table-row>
        <table:table-row table:style-name="ro1">
          <table:table-cell office:value-type="float" office:value="576.701268742791" calcext:value-type="float">
            <text:p>576.701268742791</text:p>
          </table:table-cell>
        </table:table-row>
        <table:table-row table:style-name="ro1">
          <table:table-cell office:value-type="float" office:value="593.471810089021" calcext:value-type="float">
            <text:p>593.471810089021</text:p>
          </table:table-cell>
        </table:table-row>
        <table:table-row table:style-name="ro1">
          <table:table-cell office:value-type="float" office:value="579.038795599305" calcext:value-type="float">
            <text:p>579.038795599305</text:p>
          </table:table-cell>
        </table:table-row>
        <table:table-row table:style-name="ro1">
          <table:table-cell office:value-type="float" office:value="591.016548463357" calcext:value-type="float">
            <text:p>591.016548463357</text:p>
          </table:table-cell>
        </table:table-row>
        <table:table-row table:style-name="ro1">
          <table:table-cell office:value-type="float" office:value="590.667454223272" calcext:value-type="float">
            <text:p>590.667454223272</text:p>
          </table:table-cell>
        </table:table-row>
        <table:table-row table:style-name="ro1">
          <table:table-cell office:value-type="float" office:value="585.137507314219" calcext:value-type="float">
            <text:p>585.137507314219</text:p>
          </table:table-cell>
        </table:table-row>
        <table:table-row table:style-name="ro1">
          <table:table-cell office:value-type="float" office:value="589.970501474926" calcext:value-type="float">
            <text:p>589.970501474926</text:p>
          </table:table-cell>
        </table:table-row>
        <table:table-row table:style-name="ro1">
          <table:table-cell office:value-type="float" office:value="595.238095238095" calcext:value-type="float">
            <text:p>595.23809523809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88.292598383162" calcext:value-type="float">
            <text:p>588.292598383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1:26:55.893150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1:32:59.138944947</dc:date>
    <dc:creator>Davide Ancona</dc:creator>
    <meta:editing-duration>PT6M53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